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CA0C59C4.png"/>
  <manifest:file-entry manifest:media-type="image/png" manifest:full-path="Pictures/10000201000000580000001F5DE9F6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3cm"/>
    </style:style>
    <style:style style:name="gr3" style:family="graphic">
      <style:graphic-properties style:protect="size"/>
    </style:style>
    <style:style style:name="pr1" style:family="presentation" style:parent-style-name="lyt-organic-title">
      <style:graphic-properties fo:min-height="3.256cm"/>
    </style:style>
    <style:style style:name="pr2" style:family="presentation" style:parent-style-name="lyt-organic-outline1">
      <style:graphic-properties fo:min-height="11.336cm"/>
    </style:style>
    <style:style style:name="pr3" style:family="presentation" style:parent-style-name="lyt-organic-notes">
      <style:graphic-properties draw:fill-color="#ffffff" fo:min-height="13.114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fo:min-height="13.609cm"/>
    </style:style>
    <style:style style:name="pr6" style:family="presentation" style:parent-style-name="lyt-organic-notes">
      <style:graphic-properties draw:fill-color="#ffffff" draw:auto-grow-height="true" fo:min-height="13.365cm"/>
    </style:style>
    <style:style style:name="pr7" style:family="presentation" style:parent-style-name="lyt-organic-outline1">
      <style:graphic-properties draw:auto-grow-height="true" fo:min-height="11.58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fo:color="#c5000b"/>
    </style:style>
    <style:style style:name="T5" style:family="text">
      <style:text-properties fo:color="#000000"/>
    </style:style>
    <style:style style:name="T6" style:family="text">
      <style:text-properties fo:color="#0000ff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00ae00" fo:font-weight="normal" style:font-weight-asian="normal" style:font-weight-complex="normal"/>
    </style:style>
    <style:style style:name="T13" style:family="text">
      <style:text-properties fo:color="#c5000b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office:forms form:automatic-focus="false" form:apply-design-mode="false"/>
        <draw:frame presentation:style-name="pr1" draw:layer="layout" svg:width="24cm" svg:height="5.209cm" svg:x="2.5cm" svg:y="1.5cm" presentation:class="title" presentation:user-transformed="true">
          <draw:text-box>
            <text:p>Informatikvorkurs Fachschaft<text:line-break/>Hochschule Karlsruhe -<text:line-break/>Technik und Wirtschaft</text:p>
          </draw:text-box>
        </draw:frame>
        <draw:frame presentation:style-name="pr2" draw:text-style-name="P1" draw:layer="layout" svg:width="23cm" svg:height="11.336cm" svg:x="2.251cm" svg:y="8.912cm" presentation:class="outline" presentation:user-transformed="true">
          <draw:text-box>
            <text:list text:style-name="L2">
              <text:list-header>
                <text:p text:style-name="P1">Samuel Zeitvogel</text:p>
                <text:p text:style-name="P1"/>
                <text:p text:style-name="P1">SS 2012</text:p>
              </text:list-header>
            </text:list>
          </draw:text-box>
        </draw:frame>
        <draw:frame draw:style-name="gr1" draw:text-style-name="P1" draw:layer="layout" svg:width="3.103cm" svg:height="1.092cm" svg:x="3.897cm" svg:y="16.908cm">
          <draw:image xlink:href="Pictures/10000201000000580000001F5DE9F6E5.png" xlink:type="simple" xlink:show="embed" xlink:actuate="onLoad">
            <text:p/>
          </draw:image>
        </draw:frame>
        <draw:frame draw:style-name="gr2" draw:layer="layout" svg:width="17.5cm" svg:height="3.099cm" svg:x="7.5cm" svg:y="15.901cm">
          <draw:text-box>
            <text:p>Informatikvorkurs Java von <text:a xlink:href="https://github.com/fsi-hska/vorkurs/blob/master/Tag_4/Programmiervorkurs.pdf">Samuel Zeitvogel</text:a> steht unter einer Creative Commons Namensnennung-Nicht-kommerziell-Weitergabe unter gleichen Bedingungen 3.0 Unported Lizenz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Informatikvorkurs Jav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atische Methoden</text:p>
                <text:list>
                  <text:list-item>
                    <text:p>Warum Methoden?</text:p>
                  </text:list-item>
                  <text:list-item>
                    <text:p>Was ist eine Methode?</text:p>
                  </text:list-item>
                </text:list>
              </text:list-item>
              <text:list-item>
                <text:p>Klassenvariablen</text:p>
                <text:list>
                  <text:list-item>
                    <text:p>Warum Klassenvariablen?</text:p>
                  </text:list-item>
                  <text:list-item>
                    <text:p>Was ist eine Klassenvaria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1.5cm" svg:y="0.5cm" presentation:class="title" presentation:user-transformed="true">
          <draw:text-box>
            <text:p>Beispiel</text:p>
          </draw:text-box>
        </draw:frame>
        <draw:frame presentation:style-name="pr5" draw:layer="layout" svg:width="25.199cm" svg:height="16.459cm" svg:x="1.5cm" svg:y="3.041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<text:tab/>for(int i = 1; i &lt;= 10; i++) {<text:line-break/><text:tab/><text:tab/><text:tab/><text:tab/>System.out.println(i);<text:line-break/><text:tab/><text:tab/><text:tab/>}<text:line-break/><text:tab/><text:tab/><text:tab/><text:tab/><text:line-break/><text:tab/><text:tab/><text:tab/>//weiterer Code<text:line-break/><text:tab/><text:line-break/><text:tab/><text:tab/><text:tab/>for(int i = 1; i &lt;= 10; i++) {<text:line-break/><text:tab/><text:tab/><text:tab/><text:tab/>System.out.println(i);<text:line-break/><text:tab/><text:tab/><text:tab/>}<text:tab/><text:tab/>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Probleme</text:p>
          </draw:text-box>
        </draw:frame>
        <draw:frame presentation:style-name="pr7" draw:layer="layout" svg:width="23cm" svg:height="11.587cm" svg:x="2.5cm" svg:y="5.514cm" presentation:class="outline">
          <draw:text-box>
            <text:list text:style-name="L2">
              <text:list-item>
                <text:p>Zeitaufwändig</text:p>
              </text:list-item>
              <text:list-item>
                <text:p>Viel Code entsteht</text:p>
              </text:list-item>
              <text:list-item>
                <text:p>Unübersichtlich</text:p>
              </text:list-item>
              <text:list-item>
                <text:p>Änderungen kosten noch mehr Zeit</text:p>
              </text:list-item>
              <text:list-item>
                <text:p>Code oft nicht wiederverwendbar</text:p>
              </text:list-item>
              <text:list-item>
                <text:p>Arbeitsteilung kaum Mögl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Lösun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Ähnlicher Code Auslagern! =&gt; Meth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Beispiel</text:p>
          </draw:text-box>
        </draw:frame>
        <draw:frame presentation:style-name="pr5" draw:layer="layout" svg:width="25.199cm" svg:height="15.193cm" svg:x="1.301cm" svg:y="4.415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zaehlBisZehn();<text:line-break/><text:tab/><text:tab/>//weiterer Code<text:line-break/><text:tab/><text:tab/>zaehlBisZehn();<text:tab/><text:line-break/><text:tab/>}<text:line-break/><text:tab/>public static void zaehlBisZehn() {<text:line-break/><text:tab/><text:tab/>for(int i = 1; i &lt;= 10; i++) {<text:line-break/><text:tab/><text:tab/><text:tab/>System.out.println(i);<text:line-break/><text:tab/><text:tab/>}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opf der Methode</text:p>
          </draw:text-box>
        </draw:frame>
        <draw:frame presentation:style-name="pr7" draw:layer="layout" svg:width="23cm" svg:height="11.629cm" svg:x="2.5cm" svg:y="5.514cm" presentation:class="outline">
          <draw:text-box>
            <text:list text:style-name="L2">
              <text:list-item>
                <text:p><text:span text:style-name="T1">public static</text:span> void <text:span text:style-name="T2">zaehlBisZehn</text:span>() {<text:line-break/><text:tab/>.......<text:line-break/>}</text:p>
                <text:p/>
              </text:list-item>
              <text:list-item>
                <text:p><text:span text:style-name="T1">public static</text:span> immer am Anfang (wird im <text:tab/><text:tab/><text:tab/><text:tab/>Vorkurs nicht behandelt)</text:p>
              </text:list-item>
              <text:list-item>
                <text:p>Vor den runden Klammern befindet sich der Methodenna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ufruf einer Methode </text:p>
          </draw:text-box>
        </draw:frame>
        <draw:frame presentation:style-name="pr5" draw:layer="layout" svg:width="25.199cm" svg:height="14.102cm" svg:x="1.4cm" svg:y="4.914cm" presentation:class="outline" presentation:user-transformed="true">
          <draw:text-box>
            <text:list text:style-name="L2">
              <text:list-item>
                <text:p>public static void main() {<text:line-break/><text:tab/><text:tab/>zaehlBisZehn();<text:line-break/>}<text:line-break/></text:p>
              </text:list-item>
              <text:list-item>
                <text:p>Aufruf einer Methode:</text:p>
                <text:list>
                  <text:list-item>
                    <text:p>1)<text:tab/><text:span text:style-name="T1"> Methodenname</text:span></text:p>
                  </text:list-item>
                  <text:list-item>
                    <text:p>2) <text:span text:style-name="T1"><text:s/>()</text:span></text:p>
                  </text:list-item>
                  <text:list-item>
                    <text:p>3) <text:s/><text:span text:style-name="T1"><text:s/>;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Methoden können noch mehr!</text:p>
          </draw:text-box>
        </draw:frame>
        <draw:frame presentation:style-name="pr7" draw:layer="layout" svg:width="23cm" svg:height="11.587cm" svg:x="2.5cm" svg:y="5.514cm" presentation:class="outline">
          <draw:text-box>
            <text:list text:style-name="L2">
              <text:list-item>
                <text:p>Beim Methodenaufruf werden zusätzliche Informationen an die Methode übergeben (Parameter)</text:p>
              </text:list-item>
              <text:list-item>
                <text:p>Methoden geben Information an den Aufrufer zurü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0.5cm" presentation:class="title" presentation:user-transformed="true">
          <draw:text-box>
            <text:p>Beispiel</text:p>
          </draw:text-box>
        </draw:frame>
        <draw:frame presentation:style-name="pr5" draw:layer="layout" svg:width="25.199cm" svg:height="16.459cm" svg:x="1.301cm" svg:y="3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<text:tab/>for(int i = 1; i &lt;=<text:span text:style-name="T1"> </text:span><text:span text:style-name="T3">9</text:span>; i++) {<text:line-break/><text:tab/><text:tab/><text:tab/><text:tab/>System.out.println(i);<text:line-break/><text:tab/><text:tab/><text:tab/>}<text:line-break/><text:tab/><text:tab/><text:tab/><text:tab/><text:line-break/><text:tab/><text:tab/><text:tab/>//weiterer Code<text:line-break/><text:tab/><text:line-break/><text:tab/><text:tab/><text:tab/>for(int i = 1; i &lt;= <text:span text:style-name="T3">10</text:span>; i++) {<text:line-break/><text:tab/><text:tab/><text:tab/><text:tab/>System.out.println(i);<text:line-break/><text:tab/><text:tab/><text:tab/>}<text:tab/><text:tab/>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Beispiel</text:p>
          </draw:text-box>
        </draw:frame>
        <draw:frame presentation:style-name="pr5" draw:layer="layout" svg:width="25.199cm" svg:height="15.193cm" svg:x="1.301cm" svg:y="4.415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zaehlBis(<text:span text:style-name="T4">9</text:span>);<text:line-break/><text:tab/><text:tab/>//weiterer Code<text:line-break/><text:tab/><text:tab/>zaehlBis(<text:span text:style-name="T4">10</text:span>);<text:tab/><text:line-break/><text:tab/>}<text:line-break/><text:tab/>public static void zaehlBis(<text:span text:style-name="T3">int z</text:span>) {<text:line-break/><text:tab/><text:tab/>for(int i = 1; i &lt;= <text:span text:style-name="T4">z</text:span>; i++) {<text:line-break/><text:tab/><text:tab/><text:tab/>System.out.println(i);<text:line-break/><text:tab/><text:tab/>}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opf der Methode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<text:span text:style-name="T1">public static</text:span> void <text:span text:style-name="T5">zaehlBisZehn</text:span>(<text:span text:style-name="T6">int</text:span><text:span text:style-name="T4"> z</text:span>) {<text:line-break/><text:tab/>.......<text:line-break/>}</text:p>
              </text:list-item>
              <text:list-item>
                <text:p>In die Runden Klammern kommen die Parameter und sie werden mit Kommas getrennt</text:p>
              </text:list-item>
              <text:list-item>
                <text:p>Beispiel:<text:line-break/><text:tab/>(<text:span text:style-name="T6">int</text:span> <text:span text:style-name="T7">a</text:span>, <text:span text:style-name="T6">boolean</text:span> <text:span text:style-name="T4">b</text:span>, <text:span text:style-name="T6">double</text:span> <text:span text:style-name="T4">c</text:span>)</text:p>
              </text:list-item>
              <text:list-item>
                <text:p>Ein Parameter besteht aus <text:span text:style-name="T6">Datentyp </text:span><text:span text:style-name="T5">+ </text:span><text:span text:style-name="T7">Bezeich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ufruf einer Methode mit Parameter</text:p>
          </draw:text-box>
        </draw:frame>
        <draw:frame presentation:style-name="pr5" draw:layer="layout" svg:width="25.199cm" svg:height="13.609cm" svg:x="1.5cm" svg:y="5cm" presentation:class="outline" presentation:user-transformed="true">
          <draw:text-box>
            <text:list text:style-name="L2">
              <text:list-item>
                <text:p>public static void main() {<text:line-break/><text:tab/><text:tab/>zaehlBisZehn(<text:span text:style-name="T4">9</text:span>);<text:line-break/><text:tab/><text:tab/>zaehlBisZehn(<text:span text:style-name="T4">10</text:span>);<text:line-break/>}<text:line-break/></text:p>
              </text:list-item>
              <text:list-item>
                <text:p>Aufruf einer Methode mit Paramter:</text:p>
                <text:list>
                  <text:list-item>
                    <text:p>Paramter die man übergeben möchte mit Komma getrennt in die Runden Klammern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Was passiert?</text:p>
          </draw:text-box>
        </draw:frame>
        <draw:frame presentation:style-name="pr5" draw:layer="layout" svg:width="25.199cm" svg:height="16.459cm" svg:x="1.4cm" svg:y="4.914cm" presentation:class="outline" presentation:user-transformed="true">
          <draw:text-box>
            <text:list text:style-name="L2">
              <text:list-item>
                <text:p>zaehlBis(<text:span text:style-name="T4">9</text:span>);<text:line-break/><text:line-break/><text:span text:style-name="T1">public static</text:span> void <text:span text:style-name="T5">zaehlBis</text:span>(<text:span text:style-name="T6">int</text:span><text:span text:style-name="T4"> z</text:span>) {<text:line-break/><text:tab/>// z wird der Wert 9 zugewiesen<text:line-break/>}<text:line-break/><text:line-break/>zaehlBisZehn(<text:span text:style-name="T4">10</text:span>);<text:line-break/><text:line-break/><text:span text:style-name="T1">public static</text:span> void <text:span text:style-name="T5">zaehlBis</text:span>(<text:span text:style-name="T6">int</text:span><text:span text:style-name="T4"> z</text:span>) {<text:line-break/><text:tab/>// z wird der Wert 10 zugewiesen<text:line-break/>}<text:line-break/><text:line-break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Beispiel mit 2 Parametern</text:p>
          </draw:text-box>
        </draw:frame>
        <draw:frame presentation:style-name="pr5" draw:layer="layout" svg:width="25.199cm" svg:height="15.193cm" svg:x="1.302cm" svg:y="4.416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zaehlVonBis(<text:span text:style-name="T4">1</text:span>, <text:span text:style-name="T6">9</text:span>);<text:line-break/><text:tab/><text:tab/>//weiterer Code<text:line-break/><text:tab/><text:tab/>zaehlVonBis(<text:span text:style-name="T4">5</text:span>, <text:span text:style-name="T6">10</text:span>);<text:tab/><text:line-break/><text:tab/>}<text:line-break/><text:tab/>public static void zaehlVonBis(int <text:span text:style-name="T4">v</text:span>, int <text:span text:style-name="T6">b</text:span>) {<text:line-break/><text:tab/><text:tab/>for(int i = <text:span text:style-name="T4">v</text:span>; i &lt;= <text:span text:style-name="T6">b</text:span>; i++) {<text:line-break/><text:tab/><text:tab/><text:tab/>System.out.println(i);<text:line-break/><text:tab/><text:tab/>}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Beispiel mit Rückgabewert</text:p>
          </draw:text-box>
        </draw:frame>
        <draw:frame presentation:style-name="pr5" draw:layer="layout" svg:width="25.199cm" svg:height="13.927cm" svg:x="1.301cm" svg:y="4.5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<text:span text:style-name="T6">int x =</text:span> zaehlVonBis(<text:span text:style-name="T5">1</text:span>, <text:span text:style-name="T5">9</text:span>);<text:line-break/><text:tab/>}<text:line-break/><text:tab/>public static <text:span text:style-name="T6">int</text:span> zaehlVonBis(int <text:span text:style-name="T5">v</text:span>, int <text:span text:style-name="T5">b</text:span>) {<text:line-break/><text:tab/><text:tab/>for(int i = <text:span text:style-name="T5">v</text:span>; i &lt;= <text:span text:style-name="T5">b</text:span>; i++) {<text:line-break/><text:tab/><text:tab/><text:tab/>System.out.println(i);<text:line-break/><text:tab/><text:tab/>}<text:line-break/><text:tab/><text:tab/><text:span text:style-name="T6">return</text:span> <text:span text:style-name="T4">b – v + 1</text:span>;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opf der Methode</text:p>
          </draw:text-box>
        </draw:frame>
        <draw:frame presentation:style-name="pr5" draw:layer="layout" svg:width="25.199cm" svg:height="16.693cm" svg:x="1.4cm" svg:y="4.914cm" presentation:class="outline" presentation:user-transformed="true">
          <draw:text-box>
            <text:list text:style-name="L2">
              <text:list-item>
                <text:p><text:span text:style-name="T1">public static</text:span> <text:span text:style-name="T6">int</text:span> <text:span text:style-name="T5">zaehlVonBis</text:span>(<text:span text:style-name="T5">int v, int b</text:span>) {<text:line-break/><text:tab/>.......<text:line-break/><text:tab/><text:span text:style-name="T6">return</text:span> <text:span text:style-name="T4">b – v + 1</text:span>;<text:line-break/>}</text:p>
              </text:list-item>
              <text:list-item>
                <text:p>Möchte man keinen wert zurückgeben so kommt nach <text:span text:style-name="T1">static </text:span><text:span text:style-name="T8">das Schlüsselwort </text:span><text:span text:style-name="T9">void</text:span></text:p>
              </text:list-item>
              <text:list-item>
                <text:p><text:span text:style-name="T10">Ansonsten wird </text:span><text:span text:style-name="T9">void</text:span><text:span text:style-name="T10"> durch den gewünschten Datentyp ersetzt</text:span></text:p>
              </text:list-item>
              <text:list-item>
                <text:p><text:span text:style-name="T10">Mit </text:span><text:span text:style-name="T9">return </text:span><text:span text:style-name="T10">wird der Wert zurückgegeben. Das return ist Pflicht und muss erreicht werden</text:span><text:span text:style-name="T10"><text:line-break/>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Was passiert?</text:p>
          </draw:text-box>
        </draw:frame>
        <draw:frame presentation:style-name="pr5" draw:layer="layout" svg:width="25.199cm" svg:height="16.427cm" svg:x="1.301cm" svg:y="4.5cm" presentation:class="outline" presentation:user-transformed="true">
          <draw:text-box>
            <text:list text:style-name="L2">
              <text:list-item>
                <text:p><text:span text:style-name="T6">int x =</text:span> zaehlVonBis(<text:span text:style-name="T5">1</text:span>, <text:span text:style-name="T5">9</text:span>);</text:p>
              </text:list-item>
              <text:list-item>
                <text:p>Rechte Seite von „=“ wird zuerst ausgewertet</text:p>
              </text:list-item>
              <text:list-item>
                <text:p>ZaehlVonBis(<text:span text:style-name="T5">1</text:span>, <text:span text:style-name="T5">9</text:span>);</text:p>
              </text:list-item>
              <text:list-item>
                <text:p>public static <text:span text:style-name="T6">int</text:span> zaehlVonBis(int <text:span text:style-name="T5">v</text:span>, int <text:span text:style-name="T5">b</text:span>) {<text:line-break/><text:tab/>.....<text:line-break/><text:tab/><text:span text:style-name="T6">return</text:span> <text:span text:style-name="T4">b – v + 1</text:span>;<text:line-break/>}</text:p>
              </text:list-item>
              <text:list-item>
                <text:p>v = 1, b = 9<text:span text:style-name="T4"> =&gt; </text:span><text:span text:style-name="T5">return 9 – 1 + 1 = 9 </text:span><text:span text:style-name="T4">=&gt;</text:span><text:span text:style-name="T5"> 9 wird zurückgegeben</text:span></text:p>
              </text:list-item>
              <text:list-item>
                <text:p>x wird 9 zugewiesen <text:line-break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Methodenkopf</text:p>
          </draw:text-box>
        </draw:frame>
        <draw:frame presentation:style-name="pr7" draw:text-style-name="P3" draw:layer="layout" svg:width="23cm" svg:height="11.587cm" svg:x="2.5cm" svg:y="5.514cm" presentation:class="outline">
          <draw:text-box>
            <text:list text:style-name="L2">
              <text:list-item>
                <text:p><text:span text:style-name="T1">public static </text:span><text:span text:style-name="T11">Rückgabetyp </text:span><text:span text:style-name="T12">Name</text:span><text:span text:style-name="T13">(Parameter) </text:span><text:span text:style-name="T10">{</text:span><text:span text:style-name="T10"><text:line-break/></text:span><text:span text:style-name="T10"><text:tab/></text:span><text:span text:style-name="T10">//Methodenrumpf</text:span><text:span text:style-name="T10"><text:line-break/></text:span><text:span text:style-name="T10"><text:tab/></text:span><text:span text:style-name="T10">//</text:span><text:span text:style-name="T9">return </text:span><text:span text:style-name="T10">falls nötig</text:span><text:span text:style-name="T10"><text:line-break/></text:span><text:span text:style-name="T10">}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0">
        <office:forms form:automatic-focus="false" form:apply-design-mode="false"/>
        <draw:frame presentation:style-name="pr4" draw:layer="layout" svg:width="24cm" svg:height="3.507cm" svg:x="2cm" svg:y="0.5cm" presentation:class="title" presentation:user-transformed="true">
          <draw:text-box>
            <text:p>Beispiel</text:p>
          </draw:text-box>
        </draw:frame>
        <draw:frame presentation:style-name="pr5" draw:layer="layout" svg:width="25.199cm" svg:height="16.459cm" svg:x="1.301cm" svg:y="3.041cm" presentation:class="outline" presentation:user-transformed="true">
          <draw:text-box>
            <text:list text:style-name="L2">
              <text:list-item>
                <text:p>public class Main {<text:line-break/><text:tab/>public static void main() {<text:line-break/><text:tab/><text:tab/><text:span text:style-name="T6">int x =</text:span> zaehlVonBis(<text:span text:style-name="T5">1</text:span>, <text:span text:style-name="T5">9</text:span>);<text:line-break/><text:tab/>}<text:line-break/><text:tab/>public static <text:span text:style-name="T6">int</text:span> zaehlVonBis(int <text:span text:style-name="T5">v</text:span>, int <text:span text:style-name="T5">b</text:span>) {<text:line-break/><text:tab/><text:tab/>for(int i = <text:span text:style-name="T5">v</text:span>; i &lt;= <text:span text:style-name="T5">b</text:span>; i++) {<text:line-break/><text:tab/><text:tab/><text:tab/>System.out.println(i);<text:line-break/><text:tab/><text:tab/>}<text:line-break/><text:tab/><text:tab/>boolean wurdeAusgegeben =<text:line-break/><text:tab/><text:tab/><text:tab/>b &gt;= v;<text:line-break/><text:tab/><text:tab/><text:span text:style-name="T6">return</text:span> <text:span text:style-name="T4">b – v + 1</text:span>;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Klassenvariablen</text:p>
          </draw:text-box>
        </draw:frame>
        <draw:frame presentation:style-name="pr7" draw:layer="layout" svg:width="23cm" svg:height="11.587cm" svg:x="2.5cm" svg:y="5.514cm" presentation:class="outline">
          <draw:text-box>
            <text:list text:style-name="L2">
              <text:list-item>
                <text:p>Probleme</text:p>
                <text:list>
                  <text:list-item>
                    <text:p>Methoden können nur einen Wert zurückgeben</text:p>
                  </text:list-item>
                  <text:list-item>
                    <text:p>Eine Methode kann nicht auf Daten aus anderen Methoden zugreif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Klassenvariablen</text:p>
          </draw:text-box>
        </draw:frame>
        <draw:frame presentation:style-name="pr7" draw:layer="layout" svg:width="23cm" svg:height="11.587cm" svg:x="2.5cm" svg:y="5.514cm" presentation:class="outline">
          <draw:text-box>
            <text:list text:style-name="L2">
              <text:list-item>
                <text:p>Lösung: Klassenvariablen (mit Bedacht <text:tab/><text:tab/><text:tab/><text:tab/> verwend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0">
        <office:forms form:automatic-focus="false" form:apply-design-mode="false"/>
        <draw:frame presentation:style-name="pr4" draw:layer="layout" svg:width="24cm" svg:height="3.507cm" svg:x="2cm" svg:y="0.5cm" presentation:class="title" presentation:user-transformed="true">
          <draw:text-box>
            <text:p>Beispiel</text:p>
          </draw:text-box>
        </draw:frame>
        <draw:frame presentation:style-name="pr5" draw:layer="layout" svg:width="25.199cm" svg:height="16.459cm" svg:x="1.301cm" svg:y="3.041cm" presentation:class="outline" presentation:user-transformed="true">
          <draw:text-box>
            <text:list text:style-name="L2">
              <text:list-item>
                <text:p>public class Main {<text:line-break/><text:tab/><text:span text:style-name="T6">public static boolean</text:span> <text:span text:style-name="T7">wurdeAusgegeben</text:span>;<text:line-break/><text:tab/>public static void main() {<text:line-break/><text:tab/><text:tab/><text:span text:style-name="T5">int x = </text:span>zaehlVonBis(<text:span text:style-name="T5">1</text:span>, <text:span text:style-name="T5">9</text:span>);<text:line-break/><text:tab/><text:tab/>System.out.println(wurdeAusgegeben);<text:line-break/><text:tab/>}<text:line-break/><text:tab/>public static <text:span text:style-name="T5">int</text:span> zaehlVonBis(int <text:span text:style-name="T5">v</text:span>, int <text:span text:style-name="T5">b</text:span>) {<text:line-break/><text:tab/><text:tab/>//Ausgabe<text:line-break/><text:tab/><text:tab/><text:span text:style-name="T7">wurdeAusgegeben</text:span> =<text:line-break/><text:tab/><text:tab/><text:tab/>b &gt;= v;<text:line-break/><text:tab/><text:tab/><text:span text:style-name="T5">return b – v + 1;</text:span><text:line-break/><text:tab/>}<text:line-break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1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Deklaration von Klassenvariablen</text:p>
          </draw:text-box>
        </draw:frame>
        <draw:frame presentation:style-name="pr5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>Deklaration direkt nach Klassendeklaration</text:p>
              </text:list-item>
              <text:list-item>
                <text:p><text:span text:style-name="T1">public static</text:span> <text:span text:style-name="T6">Datentyp</text:span> <text:span text:style-name="T7">Bezeichner</text:span>; </text:p>
              </text:list-item>
              <text:list-item>
                <text:p>sichtbar in der ganzen Klasse</text:p>
              </text:list-item>
              <text:list-item>
                <text:p>Ohne manuelle Zuweisung wird <text:s/>der Defaultwert Zugewiesen</text:p>
              </text:list-item>
              <text:list-item>
                <text:p><text:span text:style-name="T5">zB(</text:span><text:span text:style-name="T6">public static boolean</text:span> <text:span text:style-name="T7">wurdeAusgegeben</text:span>;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keyboard-title">
      <style:graphic-properties draw:fill-color="#ffffff" draw:auto-grow-height="false" fo:min-height="3.507cm"/>
    </style:style>
    <style:style style:name="Mpr8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7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8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uel Zeitvogel</meta:initial-creator>
    <meta:creation-date>2010-09-16T00:03:11.88</meta:creation-date>
    <meta:editing-duration>PT03H51M47S</meta:editing-duration>
    <meta:editing-cycles>11</meta:editing-cycles>
    <dc:date>2012-02-22T01:17:44.77</dc:date>
    <dc:creator>Samuel Zeitvogel</dc:creator>
    <meta:generator>OpenOffice.org/3.2$Win32 OpenOffice.org_project/320m18$Build-9502</meta:generator>
    <meta:document-statistic meta:object-count="141"/>
  </office:meta>
</office:document-meta>
</file>